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ContextImpl.deregisterSubscriptions( ComponentContextImpl context , ActivationSpec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Install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ContextImpl.getEndpointDescriptor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activate( Component comp , ComponentEnvironment env , ActivationSpec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ContextImpl.deactiva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Logger( String suffix , String resourceBund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ContextImpl.setEnvironment( ComponentEnviron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registerExternalEndpoint( ServiceEndpoint external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ContextImpl.setDeliveryChannel( DeliveryChannel delivery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registerSubscriptions( ComponentContextImpl context , ActivationSpec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activateEndpoint( QName serviceName , String endpoi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ContextImpl.createCustomComponentMBeanName( String custo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registerSubscription( ComponentContextImpl context , SubscriptionSpec subscription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M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availableEndpoints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Compon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Workspace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ContextImpl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deregisterSubscription( ComponentContextImpl context , SubscriptionSpec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de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checkActiv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ContextImpl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ComponentContextImpl( JBIContainer container , ComponentNameSpace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External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ContextImpl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Impl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